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7.4347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Номер договора</text:p>
          </table:table-cell>
          <table:table-cell office:value-type="string" table:style-name="ce1">
            <text:p>70-2023-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Дата договора</text:p>
          </table:table-cell>
          <table:table-cell office:value-type="string" table:style-name="ce1">
            <text:p>о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лучатель</text:p>
          </table:table-cell>
          <table:table-cell table:style-name="ce1"/>
          <table:table-cell office:value-type="string" table:style-name="ce1">
            <text:p>Вуз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Наименование АП</text:p>
          </table:table-cell>
          <table:table-cell table:style-name="ce1"/>
          <table:table-cell office:value-type="string" table:style-name="ce1">
            <text:p>Пр 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Гран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Внебюдже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ДС</text:p>
          </table:table-cell>
          <table:table-cell table:style-name="ce1"/>
          <table:table-cell office:value-type="string" table:style-name="ce1">
            <text:p>количество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План студентов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Факт студентов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План мероприяти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Факт мероприяти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План проектов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Факт проектов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Дата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Дата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Дата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Дата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Дата5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 User</dc:creator>
    <meta:creation-date>2024-08-14T19:19:50Z</meta:creation-date>
    <dc:date>2024-08-14T23:11:07Z</dc:date>
    <meta:editing-cycles>1</meta:editing-cycles>
    <meta:editing-duration>PT11062S</meta:editing-duration>
  </office:meta>
</office:document-meta>
</file>